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4000000A4E4F61432.png" manifest:media-type="image/png"/>
  <manifest:file-entry manifest:full-path="Pictures/100000010000026F000001D1135FBB2E.png" manifest:media-type="image/png"/>
  <manifest:file-entry manifest:full-path="Pictures/10000001000000FA00000091A996889C.png" manifest:media-type="image/png"/>
  <manifest:file-entry manifest:full-path="Pictures/1000000100000400000005454C3FE7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6.159cm" fo:min-width="4.004cm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119cm" fo:min-width="0.318cm" fo:padding-top="0.165cm" fo:padding-bottom="0.165cm" fo:padding-left="0.29cm" fo:padding-right="0.29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9" style:family="graphic" style:parent-style-name="standard">
      <style:graphic-properties svg:stroke-width="0.081cm" svg:stroke-color="#000000" draw:marker-start="Arrowheads_20_2" draw:marker-start-width="0.421cm" draw:marker-end-width="0.321cm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88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4.115cm" fo:min-width="2.595cm" fo:padding-top="0.165cm" fo:padding-bottom="0.165cm" fo:padding-left="0.29cm" fo:padding-right="0.29cm" fo:wrap-option="wrap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08cm" fo:min-width="3.098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withoutfill">
      <style:graphic-properties svg:stroke-width="0.081cm" svg:stroke-color="#000000" draw:marker-start-width="0.321cm" draw:marker-end="Arrowheads_20_2" draw:marker-end-width="0.321cm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35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315cm" loext:decorative="false"/>
      <style:paragraph-properties style:writing-mode="lr-tb"/>
    </style:style>
    <style:style style:name="gr20" style:family="graphic">
      <style:graphic-properties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M Sans 12" fo:font-size="2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0000" loext:opacity="100%" style:font-name="LM Sans 12" fo:font-size="20pt" style:font-size-asian="20pt" style:font-size-complex="20pt"/>
    </style:style>
    <style:style style:name="P7" style:family="paragraph">
      <loext:graphic-properties draw:fill-color="#ffffff"/>
      <style:paragraph-properties fo:text-align="center" style:writing-mode="lr-tb"/>
      <style:text-properties fo:color="#ff0000" loext:opacity="100%" style:font-name="LM Sans 12" fo:font-size="20pt" style:font-size-asian="20pt" style:font-size-complex="20pt"/>
    </style:style>
    <style:style style:name="P8" style:family="paragraph">
      <style:paragraph-properties fo:text-align="center"/>
      <style:text-properties fo:color="#2a6099" loext:opacity="100%" style:font-name="LM Sans 12" fo:font-size="20pt" style:font-size-asian="20pt" style:font-size-complex="20pt"/>
    </style:style>
    <style:style style:name="P9" style:family="paragraph">
      <loext:graphic-properties draw:fill-color="#ffffff"/>
      <style:paragraph-properties fo:text-align="center" style:writing-mode="lr-tb"/>
      <style:text-properties fo:color="#2a6099" loext:opacity="100%" style:font-name="LM Sans 12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ff8000" loext:opacity="100%" style:font-name="LM Sans 12" fo:font-size="20pt"/>
    </style:style>
    <style:style style:name="P11" style:family="paragraph">
      <loext:graphic-properties draw:fill="none" draw:fill-color="#ffffff"/>
      <style:text-properties fo:color="#158466" loext:opacity="100%" style:font-name="LM Sans 12" fo:font-size="20pt"/>
    </style:style>
    <style:style style:name="P12" style:family="paragraph">
      <loext:graphic-properties draw:fill="none" draw:fill-color="#ffffff"/>
      <style:text-properties style:font-name="LM Sans 12" fo:font-size="20pt"/>
    </style:style>
    <style:style style:name="T1" style:family="text">
      <style:text-properties style:font-name="LM Sans 12" fo:font-size="25pt"/>
    </style:style>
    <style:style style:name="T2" style:family="text">
      <style:text-properties style:text-position="sub 58%" style:font-name="LM Sans 12" fo:font-size="25pt"/>
    </style:style>
    <style:style style:name="T3" style:family="text">
      <style:text-properties style:text-position="0% 100%" style:font-name="LM Sans 12" fo:font-size="25pt"/>
    </style:style>
    <style:style style:name="T4" style:family="text">
      <style:text-properties fo:color="#ff0000" loext:opacity="100%" style:font-name="LM Sans 12" fo:font-size="20pt" style:font-size-asian="20pt" style:font-size-complex="20pt"/>
    </style:style>
    <style:style style:name="T5" style:family="text">
      <style:text-properties fo:color="#2a6099" loext:opacity="100%" style:font-name="LM Sans 12" fo:font-size="20pt" style:font-size-asian="20pt" style:font-size-complex="20pt"/>
    </style:style>
    <style:style style:name="T6" style:family="text">
      <style:text-properties fo:color="#ff8000" loext:opacity="100%" style:font-name="LM Sans 12" fo:font-size="20pt"/>
    </style:style>
    <style:style style:name="T7" style:family="text">
      <style:text-properties fo:color="#158466" loext:opacity="100%" style:font-name="LM Sans 12" fo:font-size="20pt"/>
    </style:style>
    <style:style style:name="T8" style:family="text">
      <style:text-properties style:font-name="LM Sans 12"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08cm" svg:height="6.985cm" svg:x="5.725cm" svg:y="2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17cm" svg:y1="2.245cm" svg:x2="8.265cm" svg:y2="7.325cm">
          <text:p/>
        </draw:line>
        <draw:custom-shape draw:style-name="gr3" draw:text-style-name="P1" draw:layer="layout" svg:width="1.27cm" svg:height="0.635cm" draw:transform="rotate (-0.36651914291881) translate (8.449cm 7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0.635cm" draw:transform="rotate (-0.36651914291881) translate (7.15cm 6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265cm" svg:y1="2.88cm" svg:x2="8.265cm" svg:y2="2.88cm" draw:start-shape="id1" draw:end-shape="id1" svg:d="M8265 2880z" svg:viewBox="0 0 1 1">
          <text:p/>
        </draw:connector>
        <draw:line draw:style-name="gr2" draw:text-style-name="P2" draw:layer="layout" svg:x1="5.725cm" svg:y1="4.785cm" svg:x2="10.805cm" svg:y2="4.785cm">
          <text:p/>
        </draw:line>
        <draw:g draw:style-name="gr5">
          <draw:custom-shape draw:style-name="gr6" draw:text-style-name="P1" draw:layer="layout" svg:width="0.635cm" svg:height="0.635cm" draw:transform="rotate (1.5707963267949) translate (3.17cm 1.706cm)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635cm" svg:height="0.635cm" draw:transform="rotate (-1.5707963267949) translate (3.205cm 1.07cm)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3.175cm" svg:y1="0.675cm" svg:x2="3.17cm" svg:y2="1.462cm">
            <text:p/>
          </draw:line>
          <draw:circle draw:style-name="gr7" draw:text-style-name="P1" draw:layer="layout" svg:width="0.635cm" svg:height="0.635cm" svg:x="2.88cm" svg:y="0.37cm" draw:kind="cut" draw:start-angle="357.5" draw:end-angle="182.48">
            <text:p/>
          </draw:circle>
        </draw:g>
        <draw:line draw:style-name="gr2" draw:text-style-name="P2" draw:layer="layout" svg:x1="0.07cm" svg:y1="1.41cm" svg:x2="2.61cm" svg:y2="1.41cm">
          <text:p/>
        </draw:line>
        <draw:line draw:style-name="gr8" draw:text-style-name="P2" draw:layer="layout" svg:x1="3.805cm" svg:y1="1.41cm" svg:x2="6.939cm" svg:y2="1.41cm">
          <text:p/>
        </draw:line>
        <draw:line draw:style-name="gr9" draw:text-style-name="P3" draw:layer="layout" svg:x1="6.895cm" svg:y1="2.88cm" svg:x2="6.895cm" svg:y2="1.41cm">
          <text:p/>
        </draw:line>
        <draw:line draw:style-name="gr2" draw:text-style-name="P2" draw:layer="layout" svg:x1="13.345cm" svg:y1="6.69cm" svg:x2="13.345cm" svg:y2="6.055cm">
          <text:p/>
        </draw:line>
        <draw:custom-shape draw:style-name="gr10" draw:text-style-name="P1" draw:layer="layout" svg:width="1.27cm" svg:height="1.27cm" svg:x="12.71cm" svg:y="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.175cm" svg:height="1.538cm" svg:x="1.48cm" svg:y="1.945cm">
          <draw:text-box>
            <text:p text:style-name="P3"><text:span text:style-name="T1">Q</text:span><text:span text:style-name="T2">f</text:span><text:span text:style-name="T3"> <text:s text:c="2"/>c</text:span><text:span text:style-name="T2">Af</text:span></text:p>
          </draw:text-box>
        </draw:frame>
        <draw:frame draw:style-name="gr11" draw:text-style-name="P4" draw:layer="layout" svg:width="3.175cm" svg:height="1.538cm" svg:x="6.795cm" svg:y="8.227cm">
          <draw:text-box>
            <text:p text:style-name="P3"><text:span text:style-name="T1">A,B,C</text:span></text:p>
          </draw:text-box>
        </draw:frame>
        <draw:frame draw:style-name="gr11" draw:text-style-name="P4" draw:layer="layout" svg:width="3.175cm" svg:height="1.538cm" svg:x="13.38cm" svg:y="4.115cm">
          <draw:text-box>
            <text:p text:style-name="P3"><text:span text:style-name="T1">c</text:span><text:span text:style-name="T2">A</text:span></text:p>
          </draw:text-box>
        </draw:frame>
        <draw:frame draw:style-name="gr11" draw:text-style-name="P4" draw:layer="layout" svg:width="3.175cm" svg:height="1.538cm" svg:x="13.38cm" svg:y="5.117cm">
          <draw:text-box>
            <text:p text:style-name="P3"><text:span text:style-name="T1">c</text:span><text:span text:style-name="T2">B</text:span></text:p>
          </draw:text-box>
        </draw:frame>
        <draw:line draw:style-name="gr9" draw:text-style-name="P3" draw:layer="layout" svg:x1="17.151cm" svg:y1="6.735cm" svg:x2="10.795cm" svg:y2="6.735cm">
          <text:p/>
        </draw:lin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 draw:style-name="gr5">
          <draw:custom-shape draw:style-name="gr13" draw:text-style-name="P1" draw:layer="layout" svg:width="3.175cm" svg:height="4.445cm" svg:x="5.89cm" svg:y="0.40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xml:id="id3" draw:id="id3" draw:layer="layout" svg:width="3.81cm" svg:height="1.37cm" svg:x="0.54cm" svg:y="2.31cm">
            <text:p text:style-name="P6"><text:span text:style-name="T4">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2" draw:layer="layout" svg:width="2.915cm" svg:height="4.26cm" svg:x="6.02cm" svg:y="0.497cm">
            <draw:image xlink:href="Pictures/1000000100000400000005454C3FE7E6.png" xlink:type="simple" xlink:show="embed" xlink:actuate="onLoad" draw:mime-type="image/png">
              <text:p/>
            </draw:image>
          </draw:frame>
          <draw:custom-shape draw:style-name="gr14" draw:text-style-name="P9" xml:id="id2" draw:id="id2" draw:layer="layout" svg:width="3.81cm" svg:height="1.37cm" svg:x="5.541cm" svg:y="6.011cm">
            <text:p text:style-name="P8"><text:span text:style-name="T5">Feedbac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2" draw:layer="layout" svg:x1="4.35cm" svg:y1="2.945cm" svg:x2="5.89cm" svg:y2="2.945cm">
            <text:p/>
          </draw:line>
          <draw:line draw:style-name="gr16" draw:text-style-name="P2" draw:layer="layout" svg:x1="7.495cm" svg:y1="4.85cm" svg:x2="7.495cm" svg:y2="6.011cm">
            <text:p/>
          </draw:line>
          <draw:connector draw:style-name="gr17" draw:text-style-name="P2" draw:layer="layout" svg:x1="5.541cm" svg:y1="6.696cm" svg:x2="2.445cm" svg:y2="3.68cm" draw:start-shape="id2" draw:start-glue-point="3" draw:end-shape="id3" draw:end-glue-point="2" svg:d="M5541 6696h-3096v-3016" svg:viewBox="0 0 3097 3017">
            <text:p/>
          </draw:connector>
          <draw:line draw:style-name="gr16" draw:text-style-name="P2" draw:layer="layout" svg:x1="9.03cm" svg:y1="2.945cm" svg:x2="10.57cm" svg:y2="2.945cm">
            <text:p/>
          </draw:line>
          <draw:line draw:style-name="gr16" draw:text-style-name="P2" draw:layer="layout" svg:x1="2.45cm" svg:y1="1.675cm" svg:x2="2.45cm" svg:y2="2.353cm">
            <text:p/>
          </draw:line>
          <draw:line draw:style-name="gr16" draw:text-style-name="P2" draw:layer="layout" svg:x1="9.7cm" svg:y1="1.062cm" svg:x2="9.064cm" svg:y2="1.062cm">
            <text:p/>
          </draw:line>
          <draw:frame draw:style-name="gr18" draw:text-style-name="P10" draw:layer="layout" svg:width="0.853cm" svg:height="1.284cm" svg:x="1.98cm" svg:y="0.523cm">
            <draw:text-box>
              <text:p><text:span text:style-name="T6">u</text:span></text:p>
            </draw:text-box>
          </draw:frame>
          <draw:frame draw:style-name="gr18" draw:text-style-name="P11" draw:layer="layout" svg:width="0.853cm" svg:height="1.284cm" svg:x="9.581cm" svg:y="0.323cm">
            <draw:text-box>
              <text:p><text:span text:style-name="T7">d</text:span></text:p>
            </draw:text-box>
          </draw:frame>
          <draw:frame draw:style-name="gr19" draw:text-style-name="P12" draw:layer="layout" svg:width="0.815cm" svg:height="1.284cm" svg:x="10.482cm" svg:y="2.123cm">
            <draw:text-box>
              <text:p><text:span text:style-name="T8">y</text:span></text:p>
            </draw:text-box>
          </draw:frame>
        </draw:g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 draw:style-name="gr20">
          <draw:frame draw:style-name="gr21" draw:text-style-name="P3" draw:layer="layout" svg:width="3.046cm" svg:height="1.766cm" svg:x="0.764cm" svg:y="2.64cm">
            <draw:image xlink:href="Pictures/10000001000000FA00000091A996889C.png" xlink:type="simple" xlink:show="embed" xlink:actuate="onLoad" draw:mime-type="image/png">
              <text:p/>
            </draw:image>
          </draw:frame>
          <draw:frame draw:style-name="gr21" draw:text-style-name="P3" draw:layer="layout" svg:width="3.228cm" svg:height="2.41cm" svg:x="4.567cm" svg:y="2.44cm">
            <draw:image xlink:href="Pictures/100000010000026F000001D1135FBB2E.png" xlink:type="simple" xlink:show="embed" xlink:actuate="onLoad" draw:mime-type="image/png">
              <text:p/>
            </draw:image>
          </draw:frame>
          <draw:frame draw:style-name="gr21" draw:text-style-name="P3" draw:layer="layout" svg:width="3.782cm" svg:height="1.069cm" svg:x="8.255cm" svg:y="3.175cm">
            <draw:image xlink:href="Pictures/1000000100000244000000A4E4F6143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192cm" fo:page-height="7.87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002cm" svg:x="1cm" svg:y="2.919cm"/>
      <draw:page-thumbnail draw:layer="backgroundobjects" svg:width="9.294cm" svg:height="6.002cm" svg:x="1cm" svg:y="10.967cm"/>
      <draw:page-thumbnail draw:layer="backgroundobjects" svg:width="9.294cm" svg:height="6.002cm" svg:x="1cm" svg:y="19.015cm"/>
      <draw:page-thumbnail draw:layer="backgroundobjects" svg:width="9.294cm" svg:height="6.002cm" svg:x="11.295cm" svg:y="2.919cm"/>
      <draw:page-thumbnail draw:layer="backgroundobjects" svg:width="9.294cm" svg:height="6.002cm" svg:x="11.295cm" svg:y="10.967cm"/>
      <draw:page-thumbnail draw:layer="backgroundobjects" svg:width="9.294cm" svg:height="6.002cm" svg:x="11.295cm" svg:y="19.01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46:55.455696401</meta:creation-date>
    <meta:print-date>2024-03-15T15:57:47.925227162</meta:print-date>
    <meta:printed-by>PDF files</meta:printed-by>
    <dc:date>2024-03-15T22:17:59.810587704</dc:date>
    <meta:editing-duration>PT2H20M3S</meta:editing-duration>
    <meta:editing-cycles>2</meta:editing-cycles>
    <meta:generator>LibreOffice/24.2.1.2$Linux_X86_64 LibreOffice_project/db4def46b0453cc22e2d0305797cf981b68ef5ac</meta:generator>
    <meta:document-statistic meta:object-count="66"/>
  </office:meta>
</office:document-meta>
</file>